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279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0"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  <style:style style:name="ce4" style:family="table-cell" style:parent-style-name="Default">
      <style:table-cell-properties fo:background-color="#e6e6ff"/>
      <style:text-properties fo:color="#000000"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1"/>
        <table:table-column table:style-name="co6" table:default-cell-style-name="Default"/>
        <table:table-row table:style-name="ro1">
          <table:table-cell table:style-name="ce1"/>
          <table:table-cell table:style-name="ce1" office:value-type="string" calcext:value-type="string">
            <text:p>QoI</text:p>
          </table:table-cell>
          <table:table-cell table:style-name="ce1" office:value-type="string" calcext:value-type="string">
            <text:p>QoI error (actual)</text:p>
          </table:table-cell>
          <table:table-cell table:style-name="ce1" office:value-type="string" calcext:value-type="string">
            <text:p>QoI error (estimated)</text:p>
          </table:table-cell>
          <table:table-cell table:style-name="ce1"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table:style-name="ce1" office:value-type="string" calcext:value-type="string">
            <text:p>portion refined</text:p>
          </table:table-cell>
        </table:table-row>
        <table:table-row table:style-name="ro1">
          <table:table-cell table:style-name="ce1" office:value-type="string" calcext:value-type="string">
            <text:p>LF</text:p>
          </table:table-cell>
          <table:table-cell table:style-name="ce1" office:value-type="float" office:value="0.00260071285131423" calcext:value-type="float">
            <text:p>0.0026007129</text:p>
          </table:table-cell>
          <table:table-cell table:style-name="ce1" table:formula="of:=[.B12]-[.B2]" office:value-type="float" office:value="-0.000293055296535136" calcext:value-type="float">
            <text:p>-0.0002930553</text:p>
          </table:table-cell>
          <table:table-cell table:style-name="ce1" office:value-type="float" office:value="-0.000287166735792696" calcext:value-type="float">
            <text:p>-0.0002871667</text:p>
          </table:table-cell>
          <table:table-cell table:style-name="ce1" table:formula="of:=ABS([.D2]/[.B2])" office:value-type="float" office:value="0.110418470707975" calcext:value-type="float">
            <text:p>0.1104184707</text:p>
          </table:table-cell>
          <table:table-cell table:formula="of:=ABS(([.D2]-[.C2])/[.C2])" office:value-type="float" office:value="0.0200936847484503" calcext:value-type="float">
            <text:p>0.020093684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F01</text:p>
          </table:table-cell>
          <table:table-cell table:style-name="ce1" office:value-type="float" office:value="0.00263452079406768" calcext:value-type="float">
            <text:p>0.0026345208</text:p>
          </table:table-cell>
          <table:table-cell table:style-name="ce1" table:formula="of:=[.B12]-[.B3]" office:value-type="float" office:value="-0.000326863239288587" calcext:value-type="float">
            <text:p>-0.0003268632</text:p>
          </table:table-cell>
          <table:table-cell table:style-name="ce1" office:value-type="float" office:value="-0.000330294278924602" calcext:value-type="float">
            <text:p>-0.0003302943</text:p>
          </table:table-cell>
          <table:table-cell table:style-name="ce1" table:formula="of:=ABS([.D3]/[.B3])" office:value-type="float" office:value="0.125371672779485" calcext:value-type="float">
            <text:p>0.1253716728</text:p>
          </table:table-cell>
          <table:table-cell table:formula="of:=ABS(([.D3]-[.C3])/[.C3])" office:value-type="float" office:value="0.0104968660393933" calcext:value-type="float">
            <text:p>0.010496866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MF02</text:p>
          </table:table-cell>
          <table:table-cell table:style-name="ce1" office:value-type="float" office:value="0.00252229393770689" calcext:value-type="float">
            <text:p>0.0025222939</text:p>
          </table:table-cell>
          <table:table-cell table:style-name="ce1" table:formula="of:=[.B12]-[.B4]" office:value-type="float" office:value="-0.000214636382927797" calcext:value-type="float">
            <text:p>-0.0002146364</text:p>
          </table:table-cell>
          <table:table-cell table:style-name="ce2" office:value-type="float" office:value="-0.000218444818822528" calcext:value-type="float">
            <text:p>-0.0002184448</text:p>
          </table:table-cell>
          <table:table-cell table:style-name="ce1" table:formula="of:=ABS([.D4]/[.B4])" office:value-type="float" office:value="0.0866056154506419" calcext:value-type="float">
            <text:p>0.0866056155</text:p>
          </table:table-cell>
          <table:table-cell table:formula="of:=ABS(([.D4]-[.C4])/[.C4])" office:value-type="float" office:value="0.0177436641578731" calcext:value-type="float">
            <text:p>0.0177436642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1">
          <table:table-cell table:style-name="ce1" office:value-type="string" calcext:value-type="string">
            <text:p>MF03</text:p>
          </table:table-cell>
          <table:table-cell table:style-name="ce1" office:value-type="float" office:value="0.00234750815398691" calcext:value-type="float">
            <text:p>0.0023475082</text:p>
          </table:table-cell>
          <table:table-cell table:style-name="ce1" table:formula="of:=[.B12]-[.B5]" office:value-type="float" office:value="-0.0000398505992078163" calcext:value-type="float">
            <text:p>-3.98505992078163E-005</text:p>
          </table:table-cell>
          <table:table-cell table:style-name="ce3" office:value-type="float" office:value="-0.0000407541312513757" calcext:value-type="float">
            <text:p>-4.08E-005</text:p>
          </table:table-cell>
          <table:table-cell table:style-name="ce1" table:formula="of:=ABS([.D5]/[.B5])" office:value-type="float" office:value="0.0173605919886415" calcext:value-type="float">
            <text:p>0.017360592</text:p>
          </table:table-cell>
          <table:table-cell table:formula="of:=ABS(([.D5]-[.C5])/[.C5])" office:value-type="float" office:value="0.0226729851375029" calcext:value-type="float">
            <text:p>0.0226729851</text:p>
          </table:table-cell>
          <table:table-cell table:style-name="ce1" office:value-type="float" office:value="0.1" calcext:value-type="float">
            <text:p>0.1</text:p>
          </table:table-cell>
        </table:table-row>
        <table:table-row table:style-name="ro1">
          <table:table-cell table:style-name="ce1" office:value-type="string" calcext:value-type="string">
            <text:p>MF04</text:p>
          </table:table-cell>
          <table:table-cell table:style-name="ce1" office:value-type="float" office:value="0.00233604646313398" calcext:value-type="float">
            <text:p>0.0023360465</text:p>
          </table:table-cell>
          <table:table-cell table:style-name="ce1" table:formula="of:=[.B12]-[.B6]" office:value-type="float" office:value="-0.0000283889083548846" calcext:value-type="float">
            <text:p>-2.83889083548846E-005</text:p>
          </table:table-cell>
          <table:table-cell table:style-name="ce3" office:value-type="float" office:value="-0.0000285019928640607" calcext:value-type="float">
            <text:p>-2.85E-005</text:p>
          </table:table-cell>
          <table:table-cell table:style-name="ce1" table:formula="of:=ABS([.D6]/[.B6])" office:value-type="float" office:value="0.0122009528979245" calcext:value-type="float">
            <text:p>0.0122009529</text:p>
          </table:table-cell>
          <table:table-cell table:formula="of:=ABS(([.D6]-[.C6])/[.C6])" office:value-type="float" office:value="0.00398340463685405" calcext:value-type="float">
            <text:p>0.0039834046</text:p>
          </table:table-cell>
          <table:table-cell table:style-name="ce1" office:value-type="float" office:value="0.15" calcext:value-type="float">
            <text:p>0.15</text:p>
          </table:table-cell>
        </table:table-row>
        <table:table-row table:style-name="ro1">
          <table:table-cell table:style-name="ce1" office:value-type="string" calcext:value-type="string">
            <text:p>MF05</text:p>
          </table:table-cell>
          <table:table-cell table:style-name="ce1" office:value-type="float" office:value="0.0023338836748943" calcext:value-type="float">
            <text:p>0.0023338837</text:p>
          </table:table-cell>
          <table:table-cell table:style-name="ce1" table:formula="of:=[.B12]-[.B7]" office:value-type="float" office:value="-0.0000262261201152045" calcext:value-type="float">
            <text:p>-2.62261201152045E-005</text:p>
          </table:table-cell>
          <table:table-cell table:style-name="ce3" office:value-type="float" office:value="-0.0000262000682212452" calcext:value-type="float">
            <text:p>-2.62E-005</text:p>
          </table:table-cell>
          <table:table-cell table:style-name="ce1" table:formula="of:=ABS([.D7]/[.B7])" office:value-type="float" office:value="0.0112259529054856" calcext:value-type="float">
            <text:p>0.0112259529</text:p>
          </table:table-cell>
          <table:table-cell table:formula="of:=ABS(([.D7]-[.C7])/[.C7])" office:value-type="float" office:value="0.000993356769698882" calcext:value-type="float">
            <text:p>0.0009933568</text:p>
          </table:table-cell>
          <table:table-cell table:style-name="ce1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string" calcext:value-type="string">
            <text:p>MF06</text:p>
          </table:table-cell>
          <table:table-cell table:style-name="ce1" office:value-type="float" office:value="0.00230638791825369" calcext:value-type="float">
            <text:p>0.0023063879</text:p>
          </table:table-cell>
          <table:table-cell table:style-name="ce1" table:formula="of:=[.B12]-[.B8]" office:value-type="float" office:value="0.00000126963652540609" calcext:value-type="float">
            <text:p>1.26963652540609E-006</text:p>
          </table:table-cell>
          <table:table-cell table:style-name="ce3" office:value-type="float" office:value="0.0000013154448586716" calcext:value-type="float">
            <text:p>1.32E-006</text:p>
          </table:table-cell>
          <table:table-cell table:style-name="ce1" table:formula="of:=ABS([.D8]/[.B8])" office:value-type="float" office:value="0.000570348486592664" calcext:value-type="float">
            <text:p>0.0005703485</text:p>
          </table:table-cell>
          <table:table-cell table:formula="of:=ABS(([.D8]-[.C8])/[.C8])" office:value-type="float" office:value="0.0360798798308477" calcext:value-type="float">
            <text:p>0.0360798798</text:p>
          </table:table-cell>
          <table:table-cell table:style-name="ce1" office:value-type="float" office:value="0.25" calcext:value-type="float">
            <text:p>0.25</text:p>
          </table:table-cell>
        </table:table-row>
        <table:table-row table:style-name="ro1">
          <table:table-cell table:style-name="ce1"/>
          <table:table-cell table:style-name="ce1" office:value-type="float" office:value="0.00231131386618222" calcext:value-type="float">
            <text:p>0.0023113139</text:p>
          </table:table-cell>
          <table:table-cell table:style-name="ce1" table:formula="of:=[.B12]-[.B9]" office:value-type="float" office:value="-0.00000365631140312496" calcext:value-type="float">
            <text:p>-3.65631140312496E-006</text:p>
          </table:table-cell>
          <table:table-cell table:style-name="ce3" office:value-type="float" office:value="-0.00000365409276672753" calcext:value-type="float">
            <text:p>-3.65E-006</text:p>
          </table:table-cell>
          <table:table-cell table:style-name="ce1" table:formula="of:=ABS([.D9]/[.B9])" office:value-type="float" office:value="0.00158095913332761" calcext:value-type="float">
            <text:p>0.0015809591</text:p>
          </table:table-cell>
          <table:table-cell table:style-name="ce4" table:formula="of:=ABS(([.D9]-[.C9])/[.C9])" office:value-type="float" office:value="0.000606796345500918" calcext:value-type="float">
            <text:p>0.0006067963</text:p>
          </table:table-cell>
          <table:table-cell table:style-name="ce1" office:value-type="float" office:value="0.4" calcext:value-type="float">
            <text:p>0.4</text:p>
          </table:table-cell>
        </table:table-row>
        <table:table-row table:style-name="ro1">
          <table:table-cell table:style-name="ce1"/>
          <table:table-cell table:style-name="ce1" office:value-type="float" office:value="0.00230790115147993" calcext:value-type="float">
            <text:p>0.0023079012</text:p>
          </table:table-cell>
          <table:table-cell table:style-name="ce1" table:formula="of:=[.B12]-[.B10]" office:value-type="float" office:value="-0.000000243596700836776" calcext:value-type="float">
            <text:p>-2.43596700836776E-007</text:p>
          </table:table-cell>
          <table:table-cell table:style-name="ce3" office:value-type="float" office:value="-0.000000243605921638849" calcext:value-type="float">
            <text:p>-2.44E-007</text:p>
          </table:table-cell>
          <table:table-cell table:style-name="ce1" table:formula="of:=ABS([.D10]/[.B10])" office:value-type="float" office:value="0.000105553013604" calcext:value-type="float">
            <text:p>0.000105553</text:p>
          </table:table-cell>
          <table:table-cell table:style-name="ce4" table:formula="of:=ABS(([.D10]-[.C10])/[.C10])" office:value-type="float" office:value="0.0000378527379131116" calcext:value-type="float">
            <text:p>3.78527379131116E-005</text:p>
          </table:table-cell>
          <table:table-cell table:style-name="ce1" office:value-type="float" office:value="0.6" calcext:value-type="float">
            <text:p>0.6</text:p>
          </table:table-cell>
        </table:table-row>
        <table:table-row table:style-name="ro1">
          <table:table-cell table:style-name="ce1"/>
          <table:table-cell table:style-name="ce1" office:value-type="float" office:value="0.00230765774981607" calcext:value-type="float">
            <text:p>0.0023076577</text:p>
          </table:table-cell>
          <table:table-cell table:style-name="ce1" table:formula="of:=[.B12]-[.B11]" office:value-type="float" office:value="-0.0000000001950369705149" calcext:value-type="float">
            <text:p>-1.950369705149E-010</text:p>
          </table:table-cell>
          <table:table-cell table:style-name="ce3" office:value-type="float" office:value="-0.000000000195036978321156" calcext:value-type="float">
            <text:p>-1.95E-010</text:p>
          </table:table-cell>
          <table:table-cell table:style-name="ce1" table:formula="of:=ABS([.D11]/[.B11])" office:value-type="float" office:value="0.0000000845172895923156" calcext:value-type="float">
            <text:p>8.45172895923156E-008</text:p>
          </table:table-cell>
          <table:table-cell table:style-name="ce4" table:formula="of:=ABS(([.D11]-[.C11])/[.C11])" office:value-type="float" office:value="0.0000000400244918760121" calcext:value-type="float">
            <text:p>0.00000004</text:p>
          </table:table-cell>
          <table:table-cell table:style-name="ce1" office:value-type="float" office:value="0.8" calcext:value-type="float">
            <text:p>0.8</text:p>
          </table:table-cell>
        </table:table-row>
        <table:table-row table:style-name="ro1">
          <table:table-cell table:style-name="ce1" office:value-type="string" calcext:value-type="string">
            <text:p>HF</text:p>
          </table:table-cell>
          <table:table-cell table:style-name="ce1" office:value-type="float" office:value="0.0023076575547791" calcext:value-type="float">
            <text:p>0.0023076576</text:p>
          </table:table-cell>
          <table:table-cell table:style-name="ce1" table:number-columns-repeated="3"/>
          <table:table-cell/>
          <table:table-cell table:style-name="ce1"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09:28:10.202505769</meta:creation-date>
    <dc:date>2015-03-05T10:17:37.459376862</dc:date>
    <meta:editing-duration>PT5M14S</meta:editing-duration>
    <meta:editing-cycles>1</meta:editing-cycles>
    <meta:document-statistic meta:table-count="1" meta:cell-count="75" meta:object-count="0"/>
    <meta:generator>LibreOffice/4.2.7.2$Linux_X86_64 LibreOffice_project/420m0$Build-2</meta:generator>
  </office:meta>
</office:document-meta>
</file>